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606EDC39CC5C29E.png" manifest:media-type="image/png"/>
  <manifest:file-entry manifest:full-path="Pictures/10000200000000AB000000ABE306400C50755A3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5dd3b"/>
    </style:style>
    <style:style style:name="P2" style:family="paragraph" style:parent-style-name="Standard">
      <style:paragraph-properties fo:text-align="start" style:justify-single-word="false"/>
      <style:text-properties officeooo:paragraph-rsid="0015dd3b"/>
    </style:style>
    <style:style style:name="P3" style:family="paragraph" style:parent-style-name="Standard">
      <style:paragraph-properties fo:text-align="center" style:justify-single-word="false"/>
      <style:text-properties officeooo:paragraph-rsid="0015dd3b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9" style:data-style-name="N0">9</text:variable-set>: Force!</text:p>
      <text:p text:style-name="P2"/>
      <text:list xml:id="list24751885524131059" text:style-name="L1">
        <text:list-item>
          <text:p text:style-name="P1">A 500 kg car accelerates from 5 m/s to 10 m/s in three seconds.</text:p>
          <text:list>
            <text:list-item>
              <text:p text:style-name="P1">What is the acceleration of the car?</text:p>
            </text:list-item>
          </text:list>
        </text:list-item>
      </text:list>
      <text:p text:style-name="P2"/>
      <text:p text:style-name="P2"/>
      <text:list xml:id="list232757129874759" text:continue-numbering="true" text:style-name="L1">
        <text:list-item>
          <text:list>
            <text:list-item>
              <text:p text:style-name="P1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232757547483775" text:continue-numbering="true" text:style-name="L1">
        <text:list-item>
          <text:p text:style-name="P1">Two children are playing tug-o-war. <text:s/>Juan has a mass of 30 kg and pulls with a force of 20 N. Carlos has a mass of 20 <text:span text:style-name="T2">kg</text:span> and pulls with a force of 50 N. <text:s/></text:p>
          <text:list>
            <text:list-item>
              <text:p text:style-name="P1">Which way do the children go?</text:p>
            </text:list-item>
          </text:list>
        </text:list-item>
      </text:list>
      <text:p text:style-name="P2"/>
      <text:p text:style-name="P2"/>
      <text:p text:style-name="P2"/>
      <text:list xml:id="list232756821429611" text:continue-numbering="true" text:style-name="L1">
        <text:list-item>
          <text:list>
            <text:list-item>
              <text:p text:style-name="P1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232756874174792" text:continue-numbering="true" text:style-name="L1">
        <text:list-item>
          <text:list>
            <text:list-item>
              <text:p text:style-name="P1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232757278420433" text:continue-numbering="true" text:style-name="L1">
        <text:list-item>
          <text:p text:style-name="P1">A car has a mass of 75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32756700743205" text:continue-numbering="true" text:style-name="L1">
        <text:list-item>
          <text:p text:style-name="P1">A crane lifts a 1000 kg steel girder. <text:s/>It causes the grider to accelerate at a rate of 0.2 m/s<text:span text:style-name="T1">2</text:span> upward. </text:p>
          <text:list>
            <text:list-item>
              <text:p text:style-name="P1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32756500236659" text:continue-numbering="true" text:style-name="L1">
        <text:list-item>
          <text:list>
            <text:list-item>
              <text:p text:style-name="P1">How long does it take the crane to reach its top speed of 3 m/s?</text:p>
              <text:p text:style-name="P1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32757239599407" text:continue-numbering="true" text:style-name="L1">
        <text:list-item>
          <text:p text:style-name="P1"><text:soft-page-break/>You push a box across the floor with a force of 50 newtons for two seconds. <text:s/>The force of friction on the box is 20 newtons. <text:s/>The box has a mass of 40 kg. <text:s/></text:p>
          <text:list>
            <text:list-item>
              <text:p text:style-name="P1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232757092026818" text:continue-numbering="true" text:style-name="L1">
        <text:list-item>
          <text:list>
            <text:list-item>
              <text:p text:style-name="P1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32756980119124" text:continue-numbering="true" text:style-name="L1">
        <text:list-item>
          <text:list>
            <text:list-item>
              <text:p text:style-name="P1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32757369327774" text:continue-numbering="true" text:style-name="L1">
        <text:list-item>
          <text:list>
            <text:list-item>
              <text:p text:style-name="P1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232756899934279" text:continue-numbering="true" text:style-name="L1">
        <text:list-item>
          <text:list>
            <text:list-item>
              <text:p text:style-name="P1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232756661400035" text:continue-numbering="true" text:style-name="L1">
        <text:list-item>
          <text:p text:style-name="P1">A 0.005 kg feather is falling at its terminal velocity of 1 m/s. <text:s/></text:p>
          <text:list>
            <text:list-item>
              <text:p text:style-name="P1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232755837857184" text:continue-numbering="true" text:style-name="L1">
        <text:list-item>
          <text:list>
            <text:list-item>
              <text:p text:style-name="P1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232757311469325" text:continue-numbering="true" text:style-name="L1">
        <text:list-item>
          <text:list>
            <text:list-item>
              <text:p text:style-name="P1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232757673888319" text:continue-numbering="true" text:style-name="L1">
        <text:list-item>
          <text:list>
            <text:list-item>
              <text:p text:style-name="P1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E306400C50755A3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0606EDC39CC5C29E.png" xlink:type="simple" xlink:show="embed" xlink:actuate="onLoad"/></draw:frame> <text:s text:c="20"/>Name:<text:tab/><text:tab/><text:date style:data-style-name="N37" text:date-value="2016-08-03T23:27:55.567844929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7:03.791224552</meta:creation-date>
    <meta:editing-duration>PT52S</meta:editing-duration>
    <meta:editing-cycles>2</meta:editing-cycles>
    <meta:generator>LibreOffice/5.0.6.2$Linux_X86_64 LibreOffice_project/00$Build-2</meta:generator>
    <dc:date>2016-08-03T23:27:55.514323842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